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ils new &lt;app_name&gt; </text:p>
      <text:p text:style-name="Standard"/>
      <text:p text:style-name="Standard">rake -T → all tasks</text:p>
      <text:p text:style-name="Standard">rake -D → describe all tasks</text:p>
      <text:p text:style-name="Standard">rake -D <text:a xlink:type="simple" xlink:href="db:migrate">db:migrate</text:a> → describe all for <text:a xlink:type="simple" xlink:href="db:migrate">db:migrate</text:a></text:p>
      <text:p text:style-name="Standard"/>
      <text:p text:style-name="Standard">rails generate model &lt;model_name&gt;</text:p>
      <text:p text:style-name="Standard"/>
      <text:p text:style-name="Standard">rails conso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Lima</meta:initial-creator>
    <meta:creation-date>2013-01-10T19:10:06</meta:creation-date>
    <dc:date>2013-01-11T16:31:52</dc:date>
    <dc:creator>Rafael Lima</dc:creator>
    <meta:editing-duration>PT21H6M3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6" meta:word-count="28" meta:character-count="162" meta:non-whitespace-character-count="139"/>
  </office:meta>
</office:document-meta>
</file>